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eployment</text:h>
      <text:p text:style-name="Text_20_body">This section describes how to deploy a WOW system. In addition this document also describes important concepts and trade-offs that need to be considered in a WOW deployment. Possible future directions are also mentioned.</text:p>
      <text:h text:style-name="Heading_20_2" text:outline-level="2">Server</text:h>
      <text:p text:style-name="Text_20_body">Currently (2008-10-17) the most mature server is the Stackless Python server on Linux. The following procedure describes how to get this server started. Here it is assumed that Stackless Python has already been installed.</text:p>
      <text:list text:style-name="L1">
        <text:list-item>
          <text:p text:style-name="P1">Check out WOW from the Subversion repository and go into the checked out WOW directory. We recommend using <text:span text:style-name="File_20_Name">/usr/local/sbin/WOW</text:span>.</text:p>
        </text:list-item>
        <text:list-item>
          <text:p text:style-name="P1">Type the command <text:span text:style-name="Command_20_Text">ls -l</text:span>. Make sure that key files are readable and writable by your user account. For example, you need to be able to create files in the folder, read those files, and read/write the <text:span text:style-name="File_20_Name">profiles.xml</text:span> file. If you don't have certain privileges, use <text:span text:style-name="Command_20_Text">sudo chmod MODE FILE</text:span> to change them.</text:p>
        </text:list-item>
        <text:list-item>
          <text:p text:style-name="P1">[Skip this step if the server was already set up once] Do <text:span text:style-name="Command_20_Text">vi start.sh</text:span> to look at the start-up script. There are two important variables: SERVER_PATH - This defines the main file to be executed. This should be left alone. INTERPRETER - This points to the Stackless Python interpreter. This will vary from system to system, so change it as approriate.</text:p>
        </text:list-item>
        <text:list-item>
          <text:p text:style-name="P1">Start the server with the command <text:span text:style-name="Command_20_Text">sh start.sh</text:span>. <text:s/>If the server is running on a different port, or if the server is running as the main server, you can include those command line arguments. For example: <text:span text:style-name="Command_20_Text">sh start.sh -main 5280</text:span></text:p>
        </text:list-item>
        <text:list-item>
          <text:p text:style-name="P1">Confirm that the server is running. <text:s/>Do <text:span text:style-name="Command_20_Text">ps aux | grep Server.py</text:span>. <text:s/>You should see two processes---one for <text:span text:style-name="Command_20_Text">grep</text:span> and one for something like <text:span text:style-name="Command_20_Text">/path/to/stackless/python ./src/Server.py -main 5280</text:span>.</text:p>
        </text:list-item>
        <text:list-item>
          <text:p text:style-name="P1">Open the log file with <text:span text:style-name="Command_20_Text">less WOWd.log</text:span>, and scroll to the bottom. <text:s/>It should say something similar to, "Server started on port 5280."</text:p>
        </text:list-item>
      </text:list>
      <text:p text:style-name="Text_20_body">At this point the server is up and running. <text:s/>If for some reason step 5 or 6 reveals that the server did not start up this is usually because:</text:p>
      <text:list text:style-name="L2">
        <text:list-item>
          <text:p text:style-name="P2">It can't find the stackless python interpreter.</text:p>
        </text:list-item>
        <text:list-item>
          <text:p text:style-name="P2">It can't read the Server.py script or other python files due to permission issues.</text:p>
        </text:list-item>
        <text:list-item>
          <text:p text:style-name="P2">A bug occurred and the server crashed.</text:p>
        </text:list-item>
      </text:list>
      <text:p text:style-name="Text_20_body">It's easy to check what happens to the server by running it yourself. <text:s/>From the WOW directory, type: <text:span text:style-name="Command_20_Text">/path/to/stackless/python ./src/Server.py</text:span> (include the same command-line flags that you tried with the shell script). It should crash or refuse to run. <text:s/>Whatever error occurs, if you don't know what to do, ask for help by e-mailing vtcit2@vtc.edu with the error message.</text:p>
      <text:h text:style-name="Heading_20_2" text:outline-level="2">Client</text:h>
      <text:p text:style-name="Text_20_body">The main WOW client is a web based client. The following steps describe how to move the web client <text:soft-page-break/>to the server that will deliver it. This procedure should be considered temporary until an easier way is implemented.</text:p>
      <text:list text:style-name="L3">
        <text:list-item>
          <text:p text:style-name="P3">Commit any changes you have made to the web client.</text:p>
        </text:list-item>
        <text:list-item>
          <text:p text:style-name="P3">SSH into wow.vtc.edu on port 2255.</text:p>
        </text:list-item>
        <text:list-item>
          <text:p text:style-name="P3">Use the following command to change to the WOW directory: <text:span text:style-name="Command_20_Text">cd /usr/local/sbin/wow</text:span></text:p>
        </text:list-item>
        <text:list-item>
          <text:p text:style-name="P3">Use the following command to update the local working copy of the web client: <text:span text:style-name="Command_20_Text">sudo svn up</text:span></text:p>
        </text:list-item>
        <text:list-item>
          <text:p text:style-name="P3">If a JavaScript file was changed, run the <text:span text:style-name="File_20_Name">compress.py</text:span> script: <text:span text:style-name="Command_20_Text">sudo python compress.py. </text:span>Note: This requires Java to be on the PATH. <text:s/>To see if it's on the path, enter this command: <text:span text:style-name="Command_20_Text">echo $PATH. </text:span>You should see a list of colon-delimited directories on the PATH. <text:s/>If <text:span text:style-name="File_20_Name">/usr/java/jre1.5.0_11/bin</text:span> isn't listed, enter this: <text:span text:style-name="Command_20_Text">PATH=$PATH:/usr/java/jre1.5.0_11/bin. </text:span>Once compressed, use the following command to move them: <text:span text:style-name="Command_20_Text">sudo mv compressed/*.js /opt/lampp/htdocs/js</text:span></text:p>
        </text:list-item>
        <text:list-item>
          <text:p text:style-name="P3">If a CSS file was changed, the only current way to compress the files is to use an online compressor, save them locally, then upload them to your home directory on wow.vtc.edu. <text:s/>This can be done using WinSCP on Windows.</text:p>
          <text:p text:style-name="P3">Go to this site: <text:a xlink:type="simple" xlink:href="http://www.cssdrive.com/index.php/main/csscompressor/">http://www.cssdrive.com/index.php/main/csscompressor/</text:a>. Copy and paste each changed CSS file and compress it as much as possible. Once done, download WinSCP here: <text:a xlink:type="simple" xlink:href="http://winscp.net/eng/download.php">http://winscp.net/eng/download.php</text:a>. Run WinSCP, enter the wow.vtc.edu domain on port 2255 as necessary, then copy and paste the compressed files to your home directory.</text:p>
          <text:p text:style-name="P3">After this, go back to the unix terminal and copy and paste the CSS files to the web directory by doing: <text:span text:style-name="Command_20_Text">sudo cp *.css /opt/lampp/htdocs/css. </text:span>(Assuming each CSS file is in your home directory)</text:p>
        </text:list-item>
        <text:list-item>
          <text:p text:style-name="P3">If a HTML or image file was changed, you can copy these directly into the web directory without any further compression. To copy every HTML file, do: <text:span text:style-name="Command_20_Text">sudo cp *.html /opt/lampp/htdocs</text:span> To copy an entire directory -- such as the img directory – do: <text:span text:style-name="Command_20_Text">sudo cp -r img /opt/lampp/htdocs</text:span></text:p>
        </text:list-item>
        <text:list-item>
          <text:p text:style-name="P3">Do a hard refresh (CTRL+F5) of the http://wow.vtc.edu website to confirm that the changes took place.</text:p>
        </text:list-item>
      </text:list>
      <text:h text:style-name="Heading_20_2" text:outline-level="2">Administrative Client</text:h>
      <text:p text:style-name="Text_20_body">Blah, blah, blah...</text:p>
      <text:h text:style-name="Heading_20_2" text:outline-level="2">Dr. Wow</text:h>
      <text:p text:style-name="Text_20_body">Blah, blah, bla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File_20_Name" style:display-name="File Name" style:family="text" style:parent-style-name="Source_20_Text"/>
    <style:style style:name="Source_20_Text" style:display-name="Source Text" style:family="text">
      <style:text-properties style:font-name="Courier New" style:font-name-asian="Courier New" style:font-name-complex="Courier New"/>
    </style:style>
    <style:style style:name="Command_20_Text" style:display-name="Command Text" style:family="text" style:parent-style-name="Source_20_Text"/>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
  </meta:generator>
    <dc:title>Deployment</dc:title>
    <dc:creator>Peter Chapin</dc:creator>
    <dc:date>2008-10-17T21:51:51</dc:date>
    <meta:editing-cycles>5</meta:editing-cycles>
    <meta:editing-duration>PT28M24S</meta:editing-duration>
    <meta:template xlink:type="simple" xlink:actuate="onRequest" xlink:href="../WOW.odm" meta:date="2008-10-17T07:05:38"/>
    <meta:user-defined meta:name="Info 1"/>
    <meta:user-defined meta:name="Info 2"/>
    <meta:user-defined meta:name="Info 3"/>
    <meta:user-defined meta:name="Info 4"/>
    <meta:document-statistic meta:table-count="0" meta:image-count="0" meta:object-count="0" meta:page-count="2" meta:paragraph-count="31" meta:word-count="805" meta:character-count="4583"/>
  </office:meta>
</office:document-meta>
</file>